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cd7" officeooo:paragraph-rsid="00028cd7"/>
    </style:style>
    <style:style style:name="P2" style:family="paragraph" style:parent-style-name="Standard">
      <style:paragraph-properties fo:text-align="start" style:justify-single-word="false"/>
      <style:text-properties officeooo:rsid="00028cd7" officeooo:paragraph-rsid="00028cd7"/>
    </style:style>
    <style:style style:name="P3" style:family="paragraph" style:parent-style-name="Standard">
      <style:paragraph-properties fo:text-align="center" style:justify-single-word="false"/>
      <style:text-properties style:font-name="Liberation Serif" officeooo:rsid="00028cd7" officeooo:paragraph-rsid="00028cd7"/>
    </style:style>
    <style:style style:name="P4" style:family="paragraph" style:parent-style-name="Standard">
      <style:paragraph-properties fo:text-align="start" style:justify-single-word="false"/>
      <style:text-properties style:font-name="Liberation Serif" officeooo:paragraph-rsid="00028cd7"/>
    </style:style>
    <style:style style:name="P5" style:family="paragraph" style:parent-style-name="Standard">
      <style:paragraph-properties fo:text-align="start" style:justify-single-word="false"/>
      <style:text-properties style:font-name="Liberation Serif" fo:font-size="12pt" officeooo:paragraph-rsid="00028cd7"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028cd7" officeooo:paragraph-rsid="00028cd7" style:font-size-asian="12pt" style:font-size-complex="12pt"/>
    </style:style>
    <style:style style:name="P7" style:family="paragraph" style:parent-style-name="Text_20_body">
      <style:paragraph-properties fo:text-align="start" style:justify-single-word="false"/>
      <style:text-properties style:font-name="Liberation Serif" fo:font-size="12pt" officeooo:paragraph-rsid="00028cd7" style:font-size-asian="12pt" style:font-size-complex="12pt"/>
    </style:style>
    <style:style style:name="T1" style:family="text">
      <style:text-properties officeooo:rsid="00028cd7"/>
    </style:style>
    <style:style style:name="T2" style:family="text">
      <style:text-properties fo:font-variant="normal" fo:text-transform="none" fo:color="#222222" style:font-name="Liberation Serif" fo:font-size="12pt" fo:letter-spacing="normal" fo:font-style="normal" fo:font-weight="normal" style:font-size-asian="12pt" style:font-size-complex="12pt"/>
    </style:style>
    <style:style style:name="T3" style:family="text">
      <style:text-properties fo:font-variant="normal" fo:text-transform="none" fo:color="#222222" fo:font-size="12pt" fo:letter-spacing="normal" fo:font-style="normal" fo:font-weight="normal" style:font-size-asian="12pt" style:font-size-complex="12pt"/>
    </style:style>
    <style:style style:name="T4" style:family="text">
      <style:text-properties fo:font-variant="normal" fo:text-transform="none" fo:color="#222222" fo:font-size="12pt" fo:letter-spacing="normal" fo:font-style="normal" fo:font-weight="normal" officeooo:rsid="00028cd7" style:font-size-asian="12pt" style:font-size-complex="12pt"/>
    </style:style>
    <style:style style:name="T5" style:family="text">
      <style:text-properties fo:font-variant="normal" fo:text-transform="none" fo:color="#222222" fo:font-size="12pt" fo:letter-spacing="normal" fo:font-style="normal" fo:font-weight="normal" officeooo:rsid="0002d48d" style:font-size-asian="12pt" style:font-size-complex="12pt"/>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1155cc"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J Guillaume</text:p>
      <text:p text:style-name="P1">Professor Jumadinova</text:p>
      <text:p text:style-name="P1">Computer Science 111</text:p>
      <text:p text:style-name="P1">10 November 2014</text:p>
      <text:p text:style-name="P1"/>
      <text:p text:style-name="P3">Course Project Proposal</text:p>
      <text:p text:style-name="P3"/>
      <text:p text:style-name="P4"><text:span text:style-name="T1"><text:tab/></text:span><text:span text:style-name="T3">Music artists are pulling their music from sources like Spotify and other streaming services due to low royalty rates.  I would like to create a computer program that calculates an artist’s earnings based on the medium through which the music is made available to the audience.  These sources include album sales, single sales, radio, Internet radio, streaming services, and possibly other sources including use in television commercials, television shows, and use of soundtracks in stores, restaurants, by DJs, etc.  Through this calculation I will discover how much of the money goes to the artist, to the record label, songwriter, the sales medium, etc.  This calculation can have a practical usage if artists want to check that they are being paid the due amount; for record labels to calculate how much to pay the artists; and it can also be used as a tool to examine if there needs to be a reform on how the music industry works and if the artists are being exploited.  </text:span><text:span text:style-name="T4">To accomplish this I will be able to input information about the artist and variables that I can declare as private to that artist, this will be an artist's class. <text:s/>The class that will perform all the calculations will be the calculation's class and input information from the artist's class. <text:s/>I can also implement another program that will allow me to draw from both the artist and the calculations classes to make a comprehensive program displaying how the artists music is used(from the artist class) and how much money they make off it(</text:span><text:span text:style-name="T5">from the calculation class). <text:s/></text:span></text:p>
      <text:p text:style-name="P5"/>
      <text:p text:style-name="P7"><text:span text:style-name="T7"/></text:p>
      <text:p text:style-name="P2"><text:a xlink:type="simple" xlink:href="https://futureofmusic.org/blog/2014/11/08/“radio”-and-artist-compensation-study-contrasts"><text:span text:style-name="T2">https://futureofmusic.org/blog/2014/11/08/%E2%80%9Cradio%E2%80%9D-and-artist-compensation-study-contrasts</text:span></text:a></text:p>
      <text:p text:style-name="P6"/>
      <text:p text:style-name="P2"><text:a xlink:type="simple" xlink:href="http://entertainment.howstuffworks.com/music-royalties5.htm"><text:span text:style-name="T2">http://entertainment.howstuffworks.com/music-royalties5.htm</text:span></text:a></text:p>
      <text:p text:style-name="P6"/>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0T22:33:34.341992496</meta:creation-date>
    <dc:date>2014-11-10T22:50:07.507791415</dc:date>
    <meta:editing-duration>PT1M13S</meta:editing-duration>
    <meta:editing-cycles>1</meta:editing-cycles>
    <meta:document-statistic meta:table-count="0" meta:image-count="0" meta:object-count="0" meta:page-count="1" meta:paragraph-count="8" meta:word-count="276" meta:character-count="1802" meta:non-whitespace-character-count="1524"/>
    <meta:generator>LibreOffice/4.2.7.2$Linux_X86_64 LibreOffice_project/420m0$Build-2</meta:generator>
  </office:meta>
</office:document-meta>
</file>